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13.7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27ba0" fo:padding="0.176cm" fo:border="1pt solid #000000">
        <style:background-image/>
      </style:table-cell-properties>
    </style:style>
    <style:style style:name="Table1.A2" style:family="table-cell">
      <style:table-cell-properties style:vertical-align="" fo:background-color="#ead1dc" fo:padding="0.176cm" fo:border="1pt solid #000000">
        <style:background-image/>
      </style:table-cell-properties>
    </style:style>
    <style:style style:name="Table1.3" style:family="table-row">
      <style:table-row-properties style:min-row-height="0.741cm" fo:keep-together="auto"/>
    </style:style>
    <style:style style:name="Table1.A3" style:family="table-cell">
      <style:table-cell-properties style:vertical-align="" fo:background-color="#d5a6bd" fo:padding="0.176cm" fo:border="1pt solid #000000">
        <style:background-image/>
      </style:table-cell-properties>
    </style:style>
    <style:style style:name="Table1.4" style:family="table-row">
      <style:table-row-properties style:min-row-height="0.762cm" fo:keep-together="auto"/>
    </style:style>
    <style:style style:name="Table1.A12" style:family="table-cell">
      <style:table-cell-properties style:vertical-align="" fo:background-color="#ead1dc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 style:master-page-name="Standard">
      <style:paragraph-properties style:page-number="1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0ade7a" officeooo:paragraph-rsid="000ade7a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a6910" officeooo:paragraph-rsid="000a6910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a6910" officeooo:paragraph-rsid="000cd073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ade7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d07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ade7a" officeooo:paragraph-rsid="000ade7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cd073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a6910" officeooo:paragraph-rsid="000cd07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ade7a" officeooo:paragraph-rsid="000ade7a"/>
    </style:style>
    <style:style style:name="P1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6" style:family="paragraph" style:parent-style-name="Standard">
      <style:text-properties officeooo:paragraph-rsid="000a6910"/>
    </style:style>
    <style:style style:name="P17" style:family="paragraph" style:parent-style-name="Standard">
      <style:text-properties officeooo:rsid="000a6910" officeooo:paragraph-rsid="000a6910"/>
    </style:style>
    <style:style style:name="P18" style:family="paragraph" style:parent-style-name="Standard">
      <style:paragraph-properties fo:line-height="100%"/>
      <style:text-properties officeooo:paragraph-rsid="000ade7a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officeooo:rsid="000a6910"/>
    </style:style>
    <style:style style:name="T3" style:family="text">
      <style:text-properties officeooo:rsid="000ade7a"/>
    </style:style>
    <style:style style:name="T4" style:family="text">
      <style:text-properties officeooo:rsid="000cd073"/>
    </style:style>
    <style:style style:name="T5" style:family="text">
      <style:text-properties officeooo:rsid="000d6a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po:</text:p>
      <text:p text:style-name="Standard">Julachis, Sebastián Ariel</text:p>
      <text:p text:style-name="P16">Pieroni, Agustina Marcela</text:p>
      <text:p text:style-name="Standard">Posada, Matías Ezequiel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emana</text:p>
          </table:table-cell>
          <table:table-cell table:style-name="Table1.A1" office:value-type="string">
            <text:p text:style-name="P3">Objetivo a Cumplir</text:p>
          </table:table-cell>
        </table:table-row>
        <table:table-row table:style-name="Table1.1">
          <table:table-cell table:style-name="Table1.A2" office:value-type="string">
            <text:p text:style-name="P3">20-9</text:p>
          </table:table-cell>
          <table:table-cell table:style-name="Table1.A2" office:value-type="string">
            <text:p text:style-name="P1">Creación del repositorio de Github.</text:p>
          </table:table-cell>
        </table:table-row>
        <table:table-row table:style-name="Table1.3">
          <table:table-cell table:style-name="Table1.A3" office:value-type="string">
            <text:p text:style-name="P3">27-9</text:p>
          </table:table-cell>
          <table:table-cell table:style-name="Table1.A3" table:number-rows-spanned="2" office:value-type="string">
            <text:p text:style-name="P18">Investigación, consultas. Creación Cliente - Servidor, sus interfaces HTTP.</text:p>
          </table:table-cell>
        </table:table-row>
        <table:table-row table:style-name="Table1.4">
          <table:table-cell table:style-name="Table1.A3" office:value-type="string">
            <text:p text:style-name="P3">4-1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11-10</text:p>
          </table:table-cell>
          <table:table-cell table:style-name="Table1.A2" table:number-rows-spanned="4" office:value-type="string">
            <text:p text:style-name="P5">Creación y configuración de Nodos Tracker y Par.</text:p>
            <text:p text:style-name="P14">Desarrollo de Cliente - Servidor.</text:p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3">18-10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15">25-1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1-11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8-11</text:p>
          </table:table-cell>
          <table:table-cell table:style-name="Table1.A3" office:value-type="string">
            <text:p text:style-name="P6">Interacciones entre Nodos Trackers. </text:p>
            <text:p text:style-name="P13">Interacciones de Nodos Tracker con el Server.</text:p>
          </table:table-cell>
        </table:table-row>
        <table:table-row table:style-name="Table1.1">
          <table:table-cell table:style-name="Table1.A2" office:value-type="string">
            <text:p text:style-name="P3">1<text:span text:style-name="T2">2</text:span>-11</text:p>
          </table:table-cell>
          <table:table-cell table:style-name="Table1.A2" office:value-type="string">
            <text:p text:style-name="P5">Interacciones entre Nodos Par y con los Trackers.</text:p>
          </table:table-cell>
        </table:table-row>
        <table:table-row table:style-name="Table1.3">
          <table:table-cell table:style-name="Table1.A3" office:value-type="string">
            <text:p text:style-name="P3"><text:span text:style-name="T2">15</text:span>-11</text:p>
          </table:table-cell>
          <table:table-cell table:style-name="Table1.A3" office:value-type="string">
            <text:p text:style-name="P9"><text:span text:style-name="T2">Prototipo listo para </text:span>Entrega Parcial.</text:p>
            <text:p text:style-name="P12"><text:span text:style-name="T4">Listado de </text:span>errores a corregir y corrección de los mismos.</text:p>
            <text:p text:style-name="P11"/>
          </table:table-cell>
        </table:table-row>
        <table:table-row table:style-name="Table1.3">
          <table:table-cell table:style-name="Table1.A12" office:value-type="string">
            <text:p text:style-name="P4">19-11</text:p>
          </table:table-cell>
          <table:table-cell table:style-name="Table1.A12" office:value-type="string">
            <text:p text:style-name="P10"><text:span text:style-name="T4">Completar el Sistema</text:span>.</text:p>
          </table:table-cell>
        </table:table-row>
        <table:table-row table:style-name="Table1.3">
          <table:table-cell table:style-name="Table1.A3" office:value-type="string">
            <text:p text:style-name="P3">2<text:span text:style-name="T3">2</text:span>-11</text:p>
          </table:table-cell>
          <table:table-cell table:style-name="Table1.A3" office:value-type="string">
            <text:p text:style-name="P8">Debug y Testing - Repaso final de la aplicación y sus componentes.</text:p>
          </table:table-cell>
        </table:table-row>
        <table:table-row table:style-name="Table1.3">
          <table:table-cell table:style-name="Table1.A12" office:value-type="string">
            <text:p text:style-name="P4">29-11</text:p>
          </table:table-cell>
          <table:table-cell table:style-name="Table1.A12" office:value-type="string">
            <text:p text:style-name="P10">Agregar elementos para promoción / Revisión final antes de la Defensa del trabajo, <text:span text:style-name="T5">según corresponda.</text:span></text:p>
          </table:table-cell>
        </table:table-row>
        <table:table-row table:style-name="Table1.1">
          <table:table-cell table:style-name="Table1.A3" office:value-type="string">
            <text:p text:style-name="P3">30-11</text:p>
          </table:table-cell>
          <table:table-cell table:style-name="Table1.A3" office:value-type="string">
            <text:p text:style-name="P1"><text:span text:style-name="T2">Defensa </text:span><text:span text:style-name="T3">del Trabajo</text:span>. </text:p>
          </table:table-cell>
        </table:table-row>
      </table:table>
      <text:p text:style-name="Standard"/>
      <text:p text:style-name="Standard"><text:span text:style-name="T1">Repositorio Github:</text:span> <text:a xlink:type="simple" xlink:href="https://github.com/ZePotente/Torrente" text:style-name="Internet_20_link" text:visited-style-name="Visited_20_Internet_20_Link">https://github.com/ZePotente/Torrent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5T18:06:59.691787832</dc:date>
    <meta:editing-duration>PT6M50S</meta:editing-duration>
    <meta:editing-cycles>3</meta:editing-cycles>
    <meta:document-statistic meta:table-count="1" meta:image-count="0" meta:object-count="0" meta:page-count="1" meta:paragraph-count="34" meta:word-count="125" meta:character-count="849" meta:non-whitespace-character-count="756"/>
  </office:meta>
</office:document-meta>
</file>